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676451192775249972" text:style-name="L1">
        <text:list-item>
          <text:list>
            <text:list-header>
              <text:p text:style-name="P71">1.25 miles at various paces on roads, 1.5 miles on the track at about</text:p>
              <text:p text:style-name="P71">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8041391449317326683" text:style-name="L2">
        <text:list-item>
          <text:list>
            <text:list-header>
              <text:p text:style-name="P72">1.75 mile warm up at about 10:00/mile and rest a few minutes</text:p>
              <text:p text:style-name="P72">1 x 200, 4 x 400, 1 x 200 with about a 350m jog after each run. <text:s/></text:p>
              <text:p text:style-name="P72">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4142684790729884987" text:style-name="L3">
        <text:list-item>
          <text:list>
            <text:list-header>
              <text:p text:style-name="P73">5.5 miles averaging 12:27/mile</text:p>
              <text:p text:style-name="P73">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744048500631410922" text:style-name="L4">
        <text:list-item>
          <text:p text:style-name="P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4">Continue adjusting the speed so HR stays near 142. <text:s/>Also continue taking splits for each mile and remembering HR at the end of each mile. <text:s/>Stop running after a mile split goes above 9:30. <text:s/></text:p>
        </text:list-item>
        <text:list-item>
          <text:p text:style-name="P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and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3476690731670990046" text:style-name="L5">
        <text:list-item>
          <text:list>
            <text:list-header>
              <text:p text:style-name="P75">0.75 mile splits: 9:06, 9:24, 8:13</text:p>
              <text:p text:style-name="P75">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4425283322620077958" text:style-name="L6">
        <text:list-item>
          <text:list>
            <text:list-header>
              <text:p text:style-name="P77"><text:span text:style-name="T1">Warm up:</text:span> 0.2 mile jog and rest 2 minutes</text:p>
              <text:p text:style-name="P77"><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8"/>
      <text:p text:style-name="P18">Sun July 26, 2020 <text:span text:style-name="T1">7 miles</text:span></text:p>
      <text:p text:style-name="P18"><text:span text:style-name="T1">Warm up: </text:span>1.5 miles and rest 5 minutes.</text:p>
      <text:p text:style-name="P10">Run: <text:s/><text:span text:style-name="T2">5 miles on the “Morning Loop” averaging 8:48/mile, Last mile: 8:10</text:span></text:p>
      <text:p text:style-name="P18">Mile splits: 8:31, 8:50, 8:54, 9:35, 8:10</text:p>
      <text:p text:style-name="P10">Warm down: <text:span text:style-name="T2">rest a few minutes and jog 0.5 miles</text:span></text:p>
      <text:p text:style-name="P18"/>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8"><text:soft-page-break/>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text:p text:style-name="P20"><text:span text:style-name="T1">Sun <text:s/>July <text:s/>26, 2020 CW<text:tab/>1.5 miles and rest 5 min. <text:tab/> 8:48<text:tab/>8:10</text:span><text:tab/><text:tab/><text:tab/> <text:s text:c="28"/>Mile 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1T21:11:17.67</dc:date>
    <dc:creator>James Lombardi</dc:creator>
    <meta:editing-duration>P6DT1H59M14S</meta:editing-duration>
    <meta:editing-cycles>516</meta:editing-cycles>
    <meta:generator>OpenOffice/4.1.2$Win32 OpenOffice.org_project/412m3$Build-9782</meta:generator>
    <meta:document-statistic meta:table-count="0" meta:image-count="0" meta:object-count="0" meta:page-count="64" meta:paragraph-count="1753" meta:word-count="19747" meta:character-count="99166"/>
  </office:meta>
</office:document-meta>
</file>